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d12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9a9d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b91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4083720794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107038710" text:style-name="L2">
        <text:list-item>
          <text:p text:style-name="P40">✅Написати SQL-скрипт розгортання бази даних ЛР1, повинен містити такі SQL-оператори:</text:p>
          <text:list>
            <text:list-item>
              <text:p text:style-name="P27"><text:span text:style-name="T30">✅</text:span>USE</text:p>
            </text:list-item>
            <text:list-item>
              <text:p text:style-name="P28"><text:span text:style-name="T30">✅</text:span>CREATE DATABASE</text:p>
              <text:list>
                <text:list-item>
                  <text:p text:style-name="P29"><text:span text:style-name="T30">✅</text:span>Для файлу даних встановити: NAME, FILENAME, SIZE, MAXSIZE, FILEGROWTH.</text:p>
                </text:list-item>
                <text:list-item>
                  <text:p text:style-name="P30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1"><text:span text:style-name="T30">✅</text:span>Створити FILEGROUP.</text:p>
                </text:list-item>
              </text:list>
            </text:list-item>
            <text:list-item>
              <text:p text:style-name="P39">✅CREATE SCHEMA</text:p>
            </text:list-item>
            <text:list-item>
              <text:p text:style-name="P27">✅CREATE TABLE</text:p>
              <text:list>
                <text:list-item>
                  <text:p text:style-name="P32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3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7">✅PRIMARY KEY</text:p>
                    </text:list-item>
                    <text:list-item>
                      <text:p text:style-name="P34">✅FOREIGN KEY</text:p>
                    </text:list-item>
                    <text:list-item>
                      <text:p text:style-name="P35">✅UNIQUE</text:p>
                    </text:list-item>
                    <text:list-item>
                      <text:p text:style-name="P34">✅NOT NULL</text:p>
                    </text:list-item>
                    <text:list-item>
                      <text:p text:style-name="P34">✅CHECK</text:p>
                    </text:list-item>
                    <text:list-item>
                      <text:p text:style-name="P36">✅DEFAULT</text:p>
                    </text:list-item>
                  </text:list>
                </text:list-item>
                <text:list-item>
                  <text:p text:style-name="P38">✅Розмістити таблиці по двох файлових групах PRIMARY та StorageFileGroup.</text:p>
                </text:list-item>
                <text:list-item>
                  <text:p text:style-name="P39">✅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37">✅INSERT (додати щонайменше 10 записів у кожну таблицю).</text:p>
            </text:list-item>
          </text:list>
        </text:list-item>
        <text:list-item>
          <text:p text:style-name="P27">Написати SQL-скрипт оновлення бази даних, повинен містити такі SQL-оператори:</text:p>
          <text:list>
            <text:list-item>
              <text:p text:style-name="P41">✅USE</text:p>
            </text:list-item>
            <text:list-item>
              <text:p text:style-name="P42">✅CREATE TABLE - Перед створенням таблиці видалити таблицю з такою ж назвою, якщо вона існує.</text:p>
            </text:list-item>
            <text:list-item>
              <text:p text:style-name="P27">ALTER TABLE</text:p>
              <text:list>
                <text:list-item>
                  <text:p text:style-name="P27">Додати нову колонку до таблиці.</text:p>
                </text:list-item>
                <text:list-item>
                  <text:p text:style-name="P27">Змінити ім'я/тип колонки таблиці.</text:p>
                </text:list-item>
                <text:list-item>
                  <text:p text:style-name="P27">Додати/видалити CONSTRAINT.</text:p>
                </text:list-item>
              </text:list>
            </text:list-item>
            <text:list-item>
              <text:p text:style-name="P27">UPDATE (змінити деякі записи у кількох таблицях).</text:p>
            </text:list-item>
            <text:list-item>
              <text:p text:style-name="P27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686556708" text:style-name="L3">
        <text:list-item>
          <text:p text:style-name="P43">Заняття(з предмету) — проводиться:</text:p>
          <text:list>
            <text:list-item>
              <text:p text:style-name="P43">щотижня, або тільки по чисельникам/знаменникам;</text:p>
            </text:list-item>
            <text:list-item>
              <text:p text:style-name="P44">у день тижня</text:p>
            </text:list-item>
            <text:list-item>
              <text:p text:style-name="P44">для групи, <text:span text:style-name="T21">підгрупи</text:span></text:p>
            </text:list-item>
            <text:list-item>
              <text:p text:style-name="P45">у час</text:p>
            </text:list-item>
            <text:list-item>
              <text:p text:style-name="P46">викладачем</text:p>
            </text:list-item>
            <text:list-item>
              <text:p text:style-name="P46">в аудиторії</text:p>
            </text:list-item>
          </text:list>
        </text:list-item>
        <text:list-item>
          <text:p text:style-name="P43">Предмет</text:p>
        </text:list-item>
        <text:list-item>
          <text:p text:style-name="P43">Викладач</text:p>
        </text:list-item>
        <text:list-item>
          <text:p text:style-name="P43">Студент — <text:span text:style-name="T20">належить до групи та підгрупи</text:span></text:p>
        </text:list-item>
        <text:list-item>
          <text:p text:style-name="P43">Аудиторія</text:p>
        </text:list-item>
        <text:list-item>
          <text:p text:style-name="P43">Група(студентів) — <text:span text:style-name="T22">має куратора</text:span></text:p>
        </text:list-item>
      </text:list>
      <text:p text:style-name="P18">Таблиці:</text:p>
      <text:list xml:id="list3554273938" text:style-name="L4">
        <text:list-item>
          <text:p text:style-name="P47">Room(аудиторія)</text:p>
          <text:list>
            <text:list-item>
              <text:p text:style-name="P48">id INT PK</text:p>
            </text:list-item>
          </text:list>
        </text:list-item>
        <text:list-item>
          <text:p text:style-name="P49">Teacher(викладач)</text:p>
          <text:list>
            <text:list-item>
              <text:p text:style-name="P50">Id <text:span text:style-name="T24">INT </text:span>IDENTITY<text:span text:style-name="T26">(1, 1)</text:span> <text:span text:style-name="T23">PK</text:span></text:p>
            </text:list-item>
            <text:list-item>
              <text:p text:style-name="P51">FirstName TEXT NOT NULL</text:p>
            </text:list-item>
            <text:list-item>
              <text:p text:style-name="P51">LastName TEXT NOT NULL</text:p>
            </text:list-item>
          </text:list>
        </text:list-item>
        <text:list-item>
          <text:p text:style-name="P52">Group</text:p>
          <text:list>
            <text:list-item>
              <text:p text:style-name="P52">Id INT PK</text:p>
            </text:list-item>
            <text:list-item>
              <text:p text:style-name="P53">Name TEXT NOT NULL</text:p>
            </text:list-item>
            <text:list-item>
              <text:p text:style-name="P54">CuratorId INT NOT NULL FK(Teacher.Id)</text:p>
            </text:list-item>
          </text:list>
        </text:list-item>
        <text:list-item>
          <text:p text:style-name="P55">Class</text:p>
          <text:list>
            <text:list-item>
              <text:p text:style-name="P55">Id INT IDENTITY(1, 1) PK</text:p>
            </text:list-item>
            <text:list-item>
              <text:p text:style-name="P55">Name TEXT NOT NULL</text:p>
            </text:list-item>
          </text:list>
        </text:list-item>
        <text:list-item>
          <text:p text:style-name="P56">ClassType<text:span text:style-name="T25">(тип заняття)</text:span></text:p>
          <text:list>
            <text:list-item>
              <text:p text:style-name="P57">Id INT IDENTITY(1, 1) PK</text:p>
            </text:list-item>
            <text:list-item>
              <text:p text:style-name="P57">Name TEXT NOT NULL</text:p>
            </text:list-item>
          </text:list>
        </text:list-item>
        <text:list-item>
          <text:p text:style-name="P58">Schedule(розклад/заняття)</text:p>
          <text:list>
            <text:list-item>
              <text:p text:style-name="P59">Day SMALLINT NOT NULL BETWEEN 0 AND 6</text:p>
            </text:list-item>
            <text:list-item>
              <text:p text:style-name="P60">Time TIME NOT NULL</text:p>
            </text:list-item>
            <text:list-item>
              <text:p text:style-name="P61">IsOddWeek BIT</text:p>
            </text:list-item>
            <text:list-item>
              <text:p text:style-name="P61">ClassTypeId INT NOT NULL FK(ClassType.Id)</text:p>
            </text:list-item>
            <text:list-item>
              <text:p text:style-name="P61">ClassId INT NOT NULL FK(Class.Id)</text:p>
            </text:list-item>
            <text:list-item>
              <text:p text:style-name="P61">GroupId INT NOT NULL FK(Group.Id)</text:p>
            </text:list-item>
            <text:list-item>
              <text:p text:style-name="P61">Subgroup INT NOT NULL</text:p>
            </text:list-item>
            <text:list-item>
              <text:p text:style-name="P61">TeacherId INT NOT NULL <text:span text:style-name="T27">FK(Teacher.Id)</text:span></text:p>
            </text:list-item>
            <text:list-item>
              <text:p text:style-name="P62">RoomId INT NOT NULL FK(Room.Id)</text:p>
            </text:list-item>
          </text:list>
        </text:list-item>
        <text:list-item>
          <text:p text:style-name="P63">Student</text:p>
          <text:list>
            <text:list-item>
              <text:p text:style-name="P63">Id INT IDENTITY(1, 1) <text:span text:style-name="T29">PK</text:span></text:p>
            </text:list-item>
            <text:list-item>
              <text:p text:style-name="P63">FirstName TEXT NOT NULL</text:p>
            </text:list-item>
            <text:list-item>
              <text:p text:style-name="P63"><text:span text:style-name="T28">L</text:span>astName TEXT NOT NULL</text:p>
            </text:list-item>
            <text:list-item>
              <text:p text:style-name="P63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01T12:16:56.005642081</dc:date>
    <meta:editing-duration>PT7H4M31S</meta:editing-duration>
    <meta:editing-cycles>187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0" meta:character-count="3132" meta:non-whitespace-character-count="2805"/>
  </office:meta>
</office:document-meta>
</file>